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officeooo:paragraph-rsid="0018f1b5"/>
    </style:style>
    <style:style style:name="P2" style:family="paragraph" style:parent-style-name="Normal">
      <style:text-properties officeooo:rsid="0018f1b5" officeooo:paragraph-rsid="0018f1b5"/>
    </style:style>
    <style:style style:name="P3" style:family="paragraph" style:parent-style-name="Normal" style:master-page-name="MP0">
      <style:paragraph-properties style:page-number="auto" fo:break-before="page"/>
      <style:text-properties officeooo:rsid="0018f1b5" officeooo:paragraph-rsid="0018f1b5"/>
    </style:style>
    <style:style style:name="T1" style:family="text">
      <style:text-properties officeooo:rsid="0018f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initial-creator/><text:initial-creator/><text:initial-creator/><text:initial-creator/><text:initial-creator/><text:initial-creator/>Combining</text:p>
      <text:p text:style-name="P1">Apache <text:span text:style-name="T1">Beam</text:span></text:p>
      <text:p text:style-name="P2">and</text:p>
      <text:p text:style-name="P1">Apache Tika</text:p>
      <text:p text:style-name="P2">can help to ingest</text:p>
      <text:p text:style-name="P2">the content from the files</text:p>
      <text:p text:style-name="P2">in most known form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05-23T14:41:21.459236022</meta:creation-date>
    <meta:editing-cycles>6</meta:editing-cycles>
    <meta:editing-duration>PT47S</meta:editing-duration>
    <dc:date>2017-05-23T15:12:19.709009774</dc:date>
    <dc:creator>BeamTikaUser </dc:creator>
    <meta:document-statistic meta:table-count="0" meta:image-count="0" meta:object-count="0" meta:page-count="1" meta:paragraph-count="7" meta:word-count="19" meta:character-count="100" meta:non-whitespace-character-count="88"/>
    <meta:template xlink:type="simple" xlink:actuate="onRequest" xlink:title="" xlink:href="Normal"/>
  </office:meta>
</office:document-meta>
</file>